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5dfc8"/>
    </style:style>
    <style:style style:name="P2" style:family="paragraph" style:parent-style-name="Standard">
      <style:text-properties officeooo:paragraph-rsid="0006cdd3"/>
    </style:style>
    <style:style style:name="P3" style:family="paragraph" style:parent-style-name="Standard">
      <style:text-properties officeooo:paragraph-rsid="000c4f68"/>
    </style:style>
    <style:style style:name="P4" style:family="paragraph" style:parent-style-name="Standard">
      <style:text-properties officeooo:paragraph-rsid="000ce5a0"/>
    </style:style>
    <style:style style:name="P5" style:family="paragraph" style:parent-style-name="Standard">
      <style:text-properties officeooo:paragraph-rsid="000d104c"/>
    </style:style>
    <style:style style:name="P6" style:family="paragraph" style:parent-style-name="Standard">
      <style:text-properties officeooo:paragraph-rsid="000de093"/>
    </style:style>
    <style:style style:name="P7" style:family="paragraph" style:parent-style-name="Standard">
      <style:paragraph-properties fo:break-before="page"/>
      <style:text-properties officeooo:rsid="000de093" officeooo:paragraph-rsid="000de093"/>
    </style:style>
    <style:style style:name="P8" style:family="paragraph" style:parent-style-name="Standard">
      <style:text-properties officeooo:rsid="000de093" officeooo:paragraph-rsid="000de093"/>
    </style:style>
    <style:style style:name="P9" style:family="paragraph" style:parent-style-name="Standard">
      <style:text-properties officeooo:paragraph-rsid="0005dfc8"/>
    </style:style>
    <style:style style:name="T1" style:family="text">
      <style:text-properties officeooo:rsid="0005dfc8"/>
    </style:style>
    <style:style style:name="T2" style:family="text">
      <style:text-properties officeooo:rsid="000c4f68"/>
    </style:style>
    <style:style style:name="T3" style:family="text">
      <style:text-properties officeooo:rsid="000ce5a0"/>
    </style:style>
    <style:style style:name="T4" style:family="text">
      <style:text-properties officeooo:rsid="000d104c"/>
    </style:style>
    <style:style style:name="T5" style:family="text">
      <style:text-properties officeooo:rsid="000de093"/>
    </style:style>
    <style:style style:name="T6" style:family="text">
      <style:text-properties officeooo:rsid="000ed9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ackcloth Robes<text:span text:style-name="T1">|C</text:span>aked in stinking mud and undergrowth. +1 to Sneak rolls in marshy terrain while wearing them, -1 everywhere else ‘cos it stinks!, A Large, Worn Wooden Ladle (Damage as Mace).</text:p>
      <text:p text:style-name="P1">Crossbow<text:span text:style-name="T1">|</text:span> </text:p>
      <text:p text:style-name="P1">Bolts., </text:p>
      <text:p text:style-name="P1">Roll of Lock Picks. </text:p>
      <text:p text:style-name="P1">Grappling Hook.</text:p>
      <text:p text:style-name="P1"/>
      <text:p text:style-name="P1"/>
      <text:p text:style-name="P1">Ritual Scars. </text:p>
      <text:p text:style-name="P1">A Huge Maul. </text:p>
      <text:p text:style-name="P1">Assortment of Ragged Armour (counts as Modest Armour). </text:p>
      <text:p text:style-name="P1">Dream Journal <text:span text:style-name="T1">|</text:span> almost full.</text:p>
      <text:p text:style-name="P1">Festooned with Keys<text:span text:style-name="T6">|</text:span>counts as Modest Armour<text:span text:style-name="T6">||modest</text:span> </text:p>
      <text:p text:style-name="P1">A Distinguished Sledgehammer<text:span text:style-name="T6">|</text:span>Damage as Maul<text:span text:style-name="T6">|maul</text:span></text:p>
      <text:p text:style-name="P1">Lock Picking Tools.<text:span text:style-name="T6">|</text:span></text:p>
      <text:p text:style-name="P1"><text:span text:style-name="T6">Sword|</text:span>A Silver Sword. </text:p>
      <text:p text:style-name="P1">16 Silver Arrows and Bow.</text:p>
      <text:p text:style-name="P1">Pouch of Salt. </text:p>
      <text:p text:style-name="P1">Vial of Demon Blood.</text:p>
      <text:p text:style-name="P1">Masonry Hammer. </text:p>
      <text:p text:style-name="P1">Roll of Artist’s Supplies.</text:p>
      <text:p text:style-name="P1">Yellow Epopt Outfit<text:span text:style-name="T1">|</text:span> <text:span text:style-name="T1">P</text:span>added for protection against unhappy clients (counts as Modest Armour). </text:p>
      <text:p text:style-name="P1">Epopt Staff <text:span text:style-name="T1">|</text:span> <text:span text:style-name="T1">A</text:span> walking staff with seeing crystal on one end (Damage as Staff). </text:p>
      <text:p text:style-name="P1">Collapsible Tent, large enough for your stall.</text:p>
      <text:p text:style-name="P1">Hermetically Sealed Rubber Suit (counts as Heavy Armour) </text:p>
      <text:p text:style-name="P1">Exographical Surveyors Box </text:p>
      <text:p text:style-name="P1">Spring-Loaded Measuring Tape </text:p>
      <text:p text:style-name="P1"/>
      <text:p text:style-name="P1">Large Astrolabe (Damage as Mace). </text:p>
      <text:p text:style-name="P1">Abacus. </text:p>
      <text:p text:style-name="P1">Lots of Scrolls and Writing Equipment.</text:p>
      <text:p text:style-name="P1">A Wooden Yoke. </text:p>
      <text:p text:style-name="P1">Brown Overcoat</text:p>
      <text:p text:style-name="P1">Soft Doffing Cap of the Guild. </text:p>
      <text:p text:style-name="P1">Length of Rope.</text:p>
      <text:p text:style-name="P1">Small but Vicious Dog. </text:p>
      <text:p text:style-name="P1">Flat Cap. </text:p>
      <text:p text:style-name="P1">A Sack. </text:p>
      <text:p text:style-name="P1">1d6 Empty Gremlin Jars., </text:p>
      <text:p text:style-name="P1">A Jar with a Pissed–off Gremlin Inside.</text:p>
      <text:p text:style-name="P1">Black Clothes of the Apprentice. </text:p>
      <text:p text:style-name="P1">Garrotte. </text:p>
      <text:p text:style-name="P1">Curved Sword. </text:p>
      <text:p text:style-name="P1">oison., </text:p>
      <text:p text:style-name="P1">Crossbow and 6 Bolts., </text:p>
      <text:p text:style-name="P1">Exquisite Pistolet. </text:p>
      <text:p text:style-name="P1">Bandolier containing 18 Plasmic Cores. </text:p>
      <text:p text:style-name="P1">Greatsword. </text:p>
      <text:p text:style-name="P1"><text:soft-page-break/>Brightly Coloured Clothing with lots of tassels and bells (impossible to sneak). Though frivolous looking it is in fact built with the Autarch’s divine alchemy and considered Modest Armour while weighing the same as normal clothing (takes no slots in your inventory).</text:p>
      <text:p text:style-name="P1">Nice Weapon of your choice. </text:p>
      <text:p text:style-name="P1">Crown. </text:p>
      <text:p text:style-name="P1">Tired Horse.</text:p>
      <text:p text:style-name="P1">Sharp metal dentures (Damage as Sword) or forked metal dentures (Damage as Knife. On a Mighty Blow you may cleanly strip all the flesh from one small appendage) or blunt metal dentures (Damage as Knife. May be used to eat hard objects). </text:p>
      <text:p text:style-name="P1">Embroidered napkin.</text:p>
      <text:p text:style-name="P1">Monkey Club. </text:p>
      <text:p text:style-name="P1">Butcher’s Knife. </text:p>
      <text:p text:style-name="P1">1d6 Small Monkeys that do not heed commands but are too scared and hungry to travel far from you., A Pocket Full of Monkey Treats.</text:p>
      <text:p text:style-name="P1">Dusty Robes. </text:p>
      <text:p text:style-name="P1">The Skull of your Master or Zombie Servant or Ghost with whom you have developed a codependent relationship.</text:p>
      <text:p text:style-name="P1">d6 Rolls of Parchment.</text:p>
      <text:p text:style-name="P1">Vials of Pigments and Powders. </text:p>
      <text:p text:style-name="P1">Collection of Brushes. </text:p>
      <text:p text:style-name="P1">Sword Cane.</text:p>
      <text:p text:style-name="P1">Woodsman’s Axe. </text:p>
      <text:p text:style-name="P1">Empty Firkin.</text:p>
      <text:p text:style-name="P1">Heavy Armour. </text:p>
      <text:p text:style-name="P1">Horse. </text:p>
      <text:p text:style-name="P1">Lance (Damage as Spear). </text:p>
      <text:p text:style-name="P1">Sword. </text:p>
      <text:p text:style-name="P1">Shield. </text:p>
      <text:p text:style-name="P1">A Quixotic Undertaking.</text:p>
      <text:p text:style-name="P1">Red Robes. </text:p>
      <text:p text:style-name="P1">Traditional Faceless Metal Helmet of your order (Modest Armour). </text:p>
      <text:p text:style-name="P1">Symbolic (but fully sized and fully functional) Single Headed Greataxe, to help batter down the door to sin (Damage as Greatsword).</text:p>
      <text:p text:style-name="P1">Undersized Spear. </text:p>
      <text:p text:style-name="P1">Tiny, Useless Helmet. </text:p>
      <text:p text:style-name="P1">Knuckle Dice. </text:p>
      <text:p text:style-name="P1">Half Full Firkin of Rhino-beer (20 Provisions worth). </text:p>
      <text:p text:style-name="P1">Incidental Sacred Jewellery worth 10d6 Silver pence if traded.</text:p>
      <text:p text:style-name="P1">Pillbox Hat. </text:p>
      <text:p text:style-name="P1">Claws (Damage as Sword). </text:p>
      <text:p text:style-name="P1">Hooves (Damage as Club). </text:p>
      <text:p text:style-name="P1">Wings — able to fly as fast as a running man over clear ground.</text:p>
      <text:p text:style-name="P1">Small Functional Door worn on your forehead through which you channel your magic. <text:s/></text:p>
      <text:p text:style-name="P1">Flashy Robes.</text:p>
      <text:p text:style-name="P2">Pointed Wizard Hat you received at graduation. </text:p>
      <text:p text:style-name="P2">Pocket Full of Wizard Biscuits (2d6, each counts as a Provision). </text:p>
      <text:p text:style-name="P2">Wand used to help focus new apprentices, now kept for sentimental reasons. </text:p>
      <text:p text:style-name="P2">Weapon of your choice. </text:p>
      <text:p text:style-name="P2">Small Gridiron. </text:p>
      <text:p text:style-name="P2"><text:soft-page-break/>2kg of Premium Meat Cuts. </text:p>
      <text:p text:style-name="P2">Waistcoat. </text:p>
      <text:p text:style-name="P2">Bottle of Strong but Fancy Wine.</text:p>
      <text:p text:style-name="P2">The Blessing of Telak. </text:p>
      <text:p text:style-name="P2">6 Swords of your choice., </text:p>
      <text:p text:style-name="P2">Thaumaturgic Fez. </text:p>
      <text:p text:style-name="P2">Staff, bedecked with charms and bells.<text:span text:style-name="T4">|</text:span> May reroll one die on the Oops! Table if using this staff, however, may never sneak up on anyone because of the ringing and clattering it makes. </text:p>
      <text:p text:style-name="P2">Curled Shoes. </text:p>
      <text:p text:style-name="P2">Voluminous Robes.</text:p>
      <text:p text:style-name="P2">Soldering iron. </text:p>
      <text:p text:style-name="P5">Detachable autonomous hands or centaur body (+4 Run) </text:p>
      <text:p text:style-name="P5"><text:span text:style-name="T4">I</text:span>nbuilt particle detector (+4 Second Sight) </text:p>
      <text:p text:style-name="P2">Too-Large Sword <text:span text:style-name="T4">| </text:span>provides +1 to Longsword Fighting and Damage while using it. Only you may benefit from this bonus; it’s not magic, just sentimental.,</text:p>
      <text:p text:style-name="P5">Old Hunting Bow</text:p>
      <text:p text:style-name="P2">Reading Glasses in a sturdy case (you cannot read without them). </text:p>
      <text:p text:style-name="P2">Small Sword. </text:p>
      <text:p text:style-name="P2">Bundle of Candles and Matches. </text:p>
      <text:p text:style-name="P2">Writing materials. </text:p>
      <text:p text:style-name="P2">Journal.</text:p>
      <text:p text:style-name="P2">Large Sack. </text:p>
      <text:p text:style-name="P2">Witch-hair Rope. </text:p>
      <text:p text:style-name="P2">Crossbow and 12 Bolts., </text:p>
      <text:p text:style-name="P2">Sword. </text:p>
      <text:p text:style-name="P2">1d6 Pocket Gods., </text:p>
      <text:p text:style-name="P2">Ruby Lorgnette.</text:p>
      <text:p text:style-name="P2">Rapier (Damage as Sword) and Puffy Shirt</text:p>
      <text:p text:style-name="P2">Sjambok (Damage as Club) and Lots of Scars</text:p>
      <text:p text:style-name="P5">Longsword</text:p>
      <text:p text:style-name="P5">Heavy Armour</text:p>
      <text:p text:style-name="P5">Hammer</text:p>
      <text:p text:style-name="P5">Gargantuan Shield. </text:p>
      <text:p text:style-name="P2">Manual on Yongardy Law. </text:p>
      <text:p text:style-name="P2">Barrister’s Wig.</text:p>
      <text:p text:style-name="Standard"/>
      <text:p text:style-name="P7">Arrows|</text:p>
      <text:p text:style-name="P8">Bolts|</text:p>
      <text:p text:style-name="P3">Astrological Equipment<text:span text:style-name="T2">|</text:span>Astrological Equipment requires twenty minutes to set up and use but doesn’t need to be outside. Consists of a ruby specular, charms against reciprocal observation, and complicated charts of the spheres. Grants +1 to Astrology.</text:p>
      <text:p text:style-name="Standard"/>
      <text:p text:style-name="Standard"><text:span text:style-name="T2">Bale Hook|</text:span>A bale hook counts as a Knife for Damage and grants +1 on rolls to lift heavy objects.</text:p>
      <text:p text:style-name="Standard"/>
      <text:p text:style-name="P4">Blue Star Map<text:span text:style-name="T3">|</text:span>The blue star maps of Corda hold the secrets of travel between the spheres. Every juncture in space and time can be found on its many square metred face if one is sufficiently educated in its use. Test Astrology to tell the precise destination of any portal.</text:p>
      <text:p text:style-name="Standard"/>
      <text:p text:style-name="P4">Epopt’s Staff<text:span text:style-name="T3">|</text:span>An Epopt’s Staff is a tool, an advert, and, in a pinch, a Weapon. In its head is set a cloudy ruby, like a useless magnifying glass, which grants the user +1 Second Sight while peering through it. </text:p>
      <text:p text:style-name="Standard"/>
      <text:p text:style-name="Standard"><text:span text:style-name="T3">Fusil|</text:span>A fusil is a long Weapon that looks like a rifle and can be used in melee as a Club. A Fusil holds 6 charges before the plasmic core needs replacing. </text:p>
      <text:p text:style-name="Standard"/>
      <text:p text:style-name="Standard"><text:span text:style-name="T3">Knuckle Dice|</text:span>Knuckle dice are made from the nimble, petal shaped knuckle bones of goblins and make excellent two sided dice. </text:p>
      <text:p text:style-name="Standard"/>
      <text:p text:style-name="Standard"><text:span text:style-name="T3">Pistolet|</text:span>A pistolet is a hand held energy Weapon. Holds enough energy for 8 shots. </text:p>
      <text:p text:style-name="Standard"/>
      <text:p text:style-name="Standard"><text:span text:style-name="T3">Plasmic Core|</text:span>Plasmic cores are crystalised starlight cast in metal. Or astral vapours captured in glass. Or maybe hard-ghosts? Whatever it is, it’s pretty and used as a fuel source for exotic Weapons and reckless magicians. A plasmic core can be cracked open and huffed by a wizard in place of spending Stamina on a Spell. However, if an Oops! Table roll is called for the wizard has overdosed and drops dead, foaming at the mouth. </text:p>
      <text:p text:style-name="Standard"/>
      <text:p text:style-name="Standard"><text:span text:style-name="T3">Pocket Barometer|</text:span>The pocket barometer is part of a fashionable affectation for the metropolitan Troikan. Though the city has no discernable weather it is considered polite to check it intermittently and comment on the present clemency and hope for it to continue into the future. Examining its quartz face will inform you of future weather with 5 in 6 accuracy. </text:p>
      <text:p text:style-name="Standard"/>
      <text:p text:style-name="Standard"><text:span text:style-name="T3">Pocket God|</text:span>Pocket gods are little cloth puppets made in the image of your numerous gods. If you whisper a secret to one and throw it away you regain 1 Luck. </text:p>
      <text:p text:style-name="Standard"/>
      <text:p text:style-name="Standard"><text:span text:style-name="T3">Ruby Lorgnette|</text:span>Ruby lorgnettes are collapsable spectacles made with ruby lenses that require a free hand to use. While wearing them your sight is impaired but you can see sorcerous activity clearly (+2 Second Sight).</text:p>
      <text:p text:style-name="Standard"/>
      <text:p text:style-name="Standard"><text:span text:style-name="T3">Salt|</text:span>Salt is the poor man’s Silver. Where Silver kills the demonic and the dead Salt merely harms or bars.</text:p>
      <text:p text:style-name="Standard"/>
      <text:p text:style-name="Standard"><text:span text:style-name="T3">Silver|</text:span>Silver is the star metal, the most untouched material fallen from the hump-backed sky. Weapons made from it may inflict Damage to creatures normally immune to material harm. </text:p>
      <text:p text:style-name="Standard"/>
      <text:p text:style-name="Standard"><text:span text:style-name="T3">Tea Set|</text:span>A tea set grants +1 to Etiquette when you have the time to sit down and make tea for those you are trying to impress. </text:p>
      <text:p text:style-name="Standard"><text:soft-page-break/></text:p>
      <text:p text:style-name="Standard"><text:span text:style-name="T3">Velare|</text:span>The Velare, when inactive, looks like an ornate piece of costume jewellery, usually a brooch or a circlet. When active it produces a full body disguise on the wearer formed from hard-light. Grants +4 Disguise. Lasts for 24 hours before needing to be recharged with a plasmic core. </text:p>
      <text:p text:style-name="Standard"><text:span text:style-name="T3">Witch Hair Rope|</text:span>Witch-hair ropes are immune to manipulation via magical means. </text:p>
      <text:p text:style-name="Standard"><text:span text:style-name="T3">Yoke|</text:span>A yoke gives you +4 carry capacity while worn but you can’t use your hands while wearing it. </text:p>
      <text:p text:style-name="P6"/>
      <text:p text:style-name="P6">Sword||Sword</text:p>
      <text:p text:style-name="Standard">Axe||Axe</text:p>
      <text:p text:style-name="Standard">Knife||Knife</text:p>
      <text:p text:style-name="Standard">Staff||Staff</text:p>
      <text:p text:style-name="Standard">Hammer||Hammer</text:p>
      <text:p text:style-name="Standard">Spear||Spear</text:p>
      <text:p text:style-name="Standard">Longsword||Longsword</text:p>
      <text:p text:style-name="Standard">Mace||Mace</text:p>
      <text:p text:style-name="Standard">Polearm||Polearm</text:p>
      <text:p text:style-name="Standard">Maul||Maul</text:p>
      <text:p text:style-name="Standard">Greatsword||Greatsword</text:p>
      <text:p text:style-name="Standard">Club||Club</text:p>
      <text:p text:style-name="Standard">Unarmed||Unarmed</text:p>
      <text:p text:style-name="Standard">Shield||Shield</text:p>
      <text:p text:style-name="Standard">Fusil||Fusil</text:p>
      <text:p text:style-name="Standard">Bow||Bow</text:p>
      <text:p text:style-name="Standard">Crossbow||Crossbow</text:p>
      <text:p text:style-name="Standard">Pistolet||Pistol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5T15:19:22.518000000</meta:creation-date>
    <dc:date>2022-10-16T22:55:13.337000000</dc:date>
    <meta:editing-duration>PT11M29S</meta:editing-duration>
    <meta:editing-cycles>4</meta:editing-cycles>
    <meta:generator>LibreOffice/7.3.2.2$Windows_X86_64 LibreOffice_project/49f2b1bff42cfccbd8f788c8dc32c1c309559be0</meta:generator>
    <meta:document-statistic meta:table-count="0" meta:image-count="0" meta:object-count="0" meta:page-count="5" meta:paragraph-count="156" meta:word-count="1253" meta:character-count="7750" meta:non-whitespace-character-count="6559"/>
  </office:meta>
</office:document-meta>
</file>